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47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4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56" style:family="table-cell" style:parent-style-name="Default"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68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d3d7cf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d3d7cf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4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53" office:value-type="string" calcext:value-type="string">
            <text:p>-</text:p>
          </table:table-cell>
          <table:table-cell table:style-name="ce56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Vulnerability Prediction Models: A case study on the Linux Kern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ssessment of Source Code Obfuscation Techniq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ecurity perspective on code review: The case of Chromi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-level Energy Optimization Framework for Mobile Appl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ATT: Tailoring Code Metric Thresholds for Different Software Architectu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llective Intelligence for Smarter API Recommendations in Pyth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BinCFP: Efficient Multi-threaded Binary Code Control Flow Profi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CONC2SEQ : A FRAMA-C Plugin for Verification of Parallel Compositions of C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ugur: Incorporating Hidden Dependencies and Variable Granularity in Change Impact Analys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tatically-informed Dynamic Analysis Tools to Detect Algorithmic Complexity Vulnerabili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CALA-AM: A Modular Static Analysis Frame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Program Interpreter Framework for Arbitrary Abstrac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Mutation-Based Graph Inference for Fault Localiz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 Exploratory Study of Interface Redundancy in Code Reposit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imilarity of Source Code in the Presence of Pervasive Modific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LLSPLAT : Improving Concolic Testing by Bounded Model Chec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re My Unit Tests in the Right Package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nalysing and Comparing the Effectiveness of Mutation Testing Tools: A Manual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Survey of Approaches for Handling Static Analysis Alar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ffects Dependence Graph: A Key Data Concept for C Source-to-Source Compil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Transforming C++11 Code to C++03 to Support Legacy Compilation Environm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Case for Software Specific Natural Language Techniq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A Source Level Empirical Study of Features and Their Interactions in Variable 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6</text:p>
          </table:table-cell>
          <table:table-cell office:value-type="string" calcext:value-type="string">
            <text:p>Exploring the Effects of History Length and Age on Mining Software Change Impact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Working around Loops for Infeasible Path Detection in Binary Progr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Revisiting Exception Handling Practices with Exception Flow Analys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ree-Oriented vs. Line-Oriented Observation-Based Slic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n Exploratory Study of Functional Redundancy in Code Reposit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oes the Choice of Configuration Framework Matter for Developers? Empirical Study on 11 Java Configuration Framewor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ow do Scratch Programmers Name Variables and Procedures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Contextual Recommendation of Relevant Program Elements in an Interactive Feature Location Proce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Harvesting the Wisdom of the Crowd to Infer Method Nullness in Ja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Investigating the Use of Code Analysis and NLP to Promote a Consistent Usage of Identifi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Extracting Timed Automata from Java Metho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Towards Better Symbol Resolution for C / C++ Programs: A Cluster-based Solu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Methodology for Relating Software Structure with Energy Consum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ecurity Smells in Andro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On the Relationships between Stability and Bug-proneness of Code Clones: An Empirical Stu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utomatically Adding Missing Libraries to Java Projects to Foster Better Results from Static Analys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A Static Code Smell Detector for SQL Queries Embedded in Java 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Supporting Analysis of SQL Queries in PHP 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M 2017</text:p>
          </table:table-cell>
          <table:table-cell office:value-type="string" calcext:value-type="string">
            <text:p>Detecting Security Vulnerabilities in Object-Oriented PHP Programs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49"/>
          <table:table-cell table:style-name="ce49" office:value-type="string" calcext:value-type="string">
            <text:p>Total</text:p>
          </table:table-cell>
          <table:table-cell table:style-name="ce51" table:formula="of:=COUNTIF([.C1:.C405]; &quot;SIM&quot;)" office:value-type="float" office:value="155" calcext:value-type="float">
            <text:p>155</text:p>
          </table:table-cell>
          <table:table-cell table:style-name="ce54" table:formula="of:=COUNTIF([.D1:.D405]; &quot;SIM&quot;)" office:value-type="float" office:value="20" calcext:value-type="float">
            <text:p>20</text:p>
          </table:table-cell>
          <table:table-cell table:style-name="ce57" table:number-columns-repeated="2"/>
          <table:table-cell table:number-columns-repeated="1017"/>
        </table:table-row>
        <table:table-row table:style-name="ro1" table:number-rows-repeated="1048116">
          <table:table-cell table:number-columns-repeated="1023"/>
        </table:table-row>
        <table:table-row table:style-name="ro2" table:number-rows-repeated="5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ve design patterns for computer role-playing gam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calable approach to user-session based testing of Web applications through concept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alyzing interaction orderings with model check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ostra: a framework for detecting redundant object-oriented unit tes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ata mapping specification via schema heuristics and user interac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Formal framework for automated analysis and verification of Web-based applications 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6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Interactive visualization of concurrents programs [concurrents read concurrent]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5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6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6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6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6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64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Program Analysis for Secure Big Data Process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tatic, lightweight includes resolution for PHP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Fine-grained and Accurate Source Code Differencing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HUSACCT: architecture compliance checking with rich sets of module and rule types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55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60" office:value-type="string" calcext:value-type="string">
            <text:p>Utilizing feature location techniques for feature addition and feature enhancement</text:p>
          </table:table-cell>
          <table:table-cell table:style-name="ce6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55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55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47"/>
          <table:table-cell table:style-name="ce47" office:value-type="string" calcext:value-type="string">
            <text:p>Paper – 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Software</text:p>
          </table:table-cell>
          <table:table-cell table:style-name="ce47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58"/>
          <table:table-cell table:style-name="ce49" office:value-type="string" calcext:value-type="string">
            <text:p>Total</text:p>
          </table:table-cell>
          <table:table-cell table:style-name="ce62" table:formula="of:=COUNTIF([.C1:.C1552]; &quot;SIM&quot;)" office:value-type="float" office:value="286" calcext:value-type="float">
            <text:p>286</text:p>
          </table:table-cell>
          <table:table-cell table:style-name="ce63" table:formula="of:=COUNTIF([.D1:.D1552]; &quot;SIM&quot;)" office:value-type="float" office:value="41" calcext:value-type="float">
            <text:p>41</text:p>
          </table:table-cell>
          <table:table-cell table:style-name="ce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table:table-column table:style-name="co6" table:default-cell-style-name="ce48"/>
        <table:table-column table:style-name="co2" table:default-cell-style-name="ce48"/>
        <table:table-column table:style-name="co3" table:default-cell-style-name="ce50"/>
        <table:table-column table:style-name="co3" table:default-cell-style-name="ce52"/>
        <table:table-column table:style-name="co7" table:default-cell-style-name="ce48"/>
        <table:table-column table:style-name="co5" table:default-cell-style-name="ce48"/>
        <table:table-column table:style-name="co3" table:number-columns-repeated="1017" table:default-cell-style-name="ce56"/>
        <table:table-column table:style-name="co3" table:default-cell-style-name="Default"/>
        <table:table-row table:style-name="ro1">
          <table:table-cell table:style-name="ce47" office:value-type="string" calcext:value-type="string">
            <text:p>Evento</text:p>
          </table:table-cell>
          <table:table-cell table:style-name="ce47" office:value-type="string" calcext:value-type="string">
            <text:p>Titulo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56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Language for stating component qua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Tactics of refin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Reengenharia do projeto do servidor Web JAWS utilizando programação orientada a aspecto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OS: a framework for software reuse over open network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ulti-agent system for domain information discovery and fil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60" office:value-type="string" calcext:value-type="string">
            <text:p>Translating HCL into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59" office:value-type="string" calcext:value-type="string">
            <text:p>ORIXÁS: um ambiente de desenvolvimento de sistemas baseados em conhecimento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6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9" office:value-type="string" calcext:value-type="string">
            <text:p>SBES 2004</text:p>
          </table:table-cell>
          <table:table-cell table:style-name="ce59" office:value-type="string" calcext:value-type="string">
            <text:p>Ongoing Research on the Software Engineering of Multi-Agent Systems</text:p>
          </table:table-cell>
          <table:table-cell table:style-name="ce61"/>
          <table:table-cell table:style-name="ce65"/>
          <table:table-cell table:style-name="ce66"/>
          <table:table-cell table:style-name="ce59"/>
          <table:table-cell table:style-name="ce67" table:number-columns-repeated="1017"/>
          <table:table-cell table:style-name="ce6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6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6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Anot - An Array Annotator for C and C++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6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61"/>
          <table:table-cell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55"/>
          <table:table-cell table:number-columns-repeated="1019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58"/>
          <table:table-cell table:style-name="ce47" office:value-type="string" calcext:value-type="string">
            <text:p>Busca (1)</text:p>
          </table:table-cell>
          <table:table-cell table:style-name="ce47" office:value-type="string" calcext:value-type="string">
            <text:p>Filtro(2)</text:p>
          </table:table-cell>
          <table:table-cell table:style-name="ce47" office:value-type="string" calcext:value-type="string">
            <text:p>Selecao(3)</text:p>
          </table:table-cell>
          <table:table-cell table:style-name="ce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draw:object draw:notify-on-update-of-ranges="Results.A2:Results.A26 Results.F1:Results.F1 Results.F2:Results.F26 Results.D1:Results.D1 Results.D2:Results.D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draw:object draw:notify-on-update-of-ranges="Results.A2:Results.A26 Results.K1:Results.K1 Results.K2:Results.K26 Results.I1:Results.I1 Results.I2:Results.I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draw:object draw:notify-on-update-of-ranges="Results.A2:Results.A26 Results.O1:Results.O1 Results.O2:Results.O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draw:object draw:notify-on-update-of-ranges="Results.A2:Results.A26 Results.O1:Results.O1 Results.O2:Results.O26 Results.M1:Results.M1 Results.M2:Results.M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245.88mm" svg:height="90.33mm" svg:x="0mm" svg:y="534.42mm">
            <draw:object draw:notify-on-update-of-ranges="Results.A2:Results.A26 Results.H1:Results.H1 Results.I2:Results.I26 Results.C1:Results.C1 Results.D2:Results.D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246.15mm" svg:height="89.99mm" svg:x="0mm" svg:y="632.25mm">
            <draw:object draw:notify-on-update-of-ranges="Results.A2:Results.A26 Results.D1:Results.D1 Results.D2:Results.D26 Results.E1:Results.E1 Results.E2:Results.E26 Results.F1:Results.F1 Results.F2:Results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style-name="gr1" draw:text-style-name="P1" svg:width="246.7mm" svg:height="89.99mm" svg:x="0mm" svg:y="726.91mm">
            <draw:object draw:notify-on-update-of-ranges="Results.A2:Results.A26 Results.I1:Results.I1 Results.I2:Results.I26 Results.J1:Results.J1 Results.J2:Results.J26 Results.K1:Results.K1 Results.K2:Results.K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7" draw:style-name="gr1" draw:text-style-name="P1" svg:width="245.88mm" svg:height="89.99mm" svg:x="0mm" svg:y="821.57mm">
            <draw:object draw:notify-on-update-of-ranges="Results.A2:Results.A26 Results.M1:Results.M1 Results.M2:Results.M26 Results.N1:Results.N1 Results.N2:Results.N26 Results.O1:Results.O1 Results.O2:Results.O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48"/>
        <table:table-column table:style-name="co11" table:default-cell-style-name="ce48"/>
        <table:table-column table:style-name="co12" table:default-cell-style-name="ce50"/>
        <table:table-column table:style-name="co13" table:default-cell-style-name="ce52"/>
        <table:table-column table:style-name="co14" table:default-cell-style-name="Default"/>
        <table:table-column table:style-name="co3" table:number-columns-repeated="2" table:default-cell-style-name="ce48"/>
        <table:table-column table:style-name="co3" table:default-cell-style-name="ce50"/>
        <table:table-column table:style-name="co3" table:default-cell-style-name="ce52"/>
        <table:table-column table:style-name="co15" table:default-cell-style-name="Default"/>
        <table:table-column table:style-name="co3" table:default-cell-style-name="ce48"/>
        <table:table-column table:style-name="co3" table:default-cell-style-name="ce28"/>
        <table:table-column table:style-name="co3" table:default-cell-style-name="ce52"/>
        <table:table-row table:style-name="ro1">
          <table:table-cell table:style-name="ce47" office:value-type="string" calcext:value-type="string">
            <text:p>Ano</text:p>
          </table:table-cell>
          <table:table-cell/>
          <table:table-cell table:style-name="ce47" office:value-type="string" calcext:value-type="string">
            <text:p>SCAM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ASE</text:p>
          </table:table-cell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  <table:table-cell/>
          <table:table-cell table:style-name="ce47" office:value-type="string" calcext:value-type="string">
            <text:p>Busca</text:p>
          </table:table-cell>
          <table:table-cell table:style-name="ce47" office:value-type="string" calcext:value-type="string">
            <text:p>Filtro</text:p>
          </table:table-cell>
          <table:table-cell table:style-name="ce47" office:value-type="string" calcext:value-type="string">
            <text:p>Seleção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1"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1" table:formula="of:=SUM([.E12:.E26])" office:value-type="float" office:value="155" calcext:value-type="float">
            <text:p>155</text:p>
          </table:table-cell>
          <table:table-cell table:style-name="ce54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1" table:formula="of:=SUM([.J2:.J26])" office:value-type="float" office:value="286" calcext:value-type="float">
            <text:p>286</text:p>
          </table:table-cell>
          <table:table-cell table:style-name="ce54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1" table:formula="of:=SUM([.N2:.N26])" office:value-type="float" office:value="441" calcext:value-type="float">
            <text:p>441</text:p>
          </table:table-cell>
          <table:table-cell table:style-name="ce54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70" office:value-type="string" calcext:value-type="string">
            <text:p>Média</text:p>
          </table:table-cell>
          <table:table-cell table:style-name="ce71"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5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table:shapes>
          <draw:frame draw:z-index="0" draw:style-name="gr1" draw:text-style-name="P1" svg:width="228.4mm" svg:height="78.61mm" svg:x="78.23mm" svg:y="307.17mm">
            <draw:object draw:notify-on-update-of-ranges="'Ferramentas por Ano'.A64:'Ferramentas por Ano'.A78 'Ferramentas por Ano'.B64:'Ferramentas por Ano'.B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draw:object draw:notify-on-update-of-ranges="'Ferramentas por Ano'.A88:'Ferramentas por Ano'.A102 'Ferramentas por Ano'.B87:'Ferramentas por Ano'.B87 'Ferramentas por Ano'.B88:'Ferramentas por Ano'.B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47" office:value-type="string" calcext:value-type="string">
            <text:p>Ano</text:p>
          </table:table-cell>
          <table:table-cell table:style-name="ce47" office:value-type="string" calcext:value-type="string">
            <text:p>Ferramenta</text:p>
          </table:table-cell>
          <table:table-cell table:style-name="ce47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composit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CodeBoos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Indu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Kiasan/Bogo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mygcc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TACL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JastAdd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PtYasm (duplicado)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Jtop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Loopfrog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ReAsser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GUIZMO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AL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Wrang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EJB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rcM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AccessAnalysi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error-pron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CSeq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JFlow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erail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DOMPLETIO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e-mun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Flow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GumTree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HUSACCT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Lotrack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MPAnalyz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PHP Ai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SonarQubePlugi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TEB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2LS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CIVL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FaultBuster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rotopurity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Pseudogen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SPARTA</text:p>
          </table:table-cell>
          <table:table-cell table:style-name="ce48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55" office:value-type="string" calcext:value-type="string">
            <text:p>TestEr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BEG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55" office:value-type="string" calcext:value-type="string">
            <text:p>XOgastan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55" office:value-type="string" calcext:value-type="string">
            <text:p>Sapid/XM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55" office:value-type="string" calcext:value-type="string">
            <text:p>ETXL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ccJav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DDVerify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55" office:value-type="string" calcext:value-type="string">
            <text:p>PARSEWeb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55" office:value-type="string" calcext:value-type="string">
            <text:p>CPA+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55" office:value-type="string" calcext:value-type="string">
            <text:p>ESBM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MSP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55" office:value-type="string" calcext:value-type="string">
            <text:p>Vdiff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APIExampl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RRFinde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55" office:value-type="string" calcext:value-type="string">
            <text:p>SW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Diagnosys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JstereoCode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A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55" office:value-type="string" calcext:value-type="string">
            <text:p>PuMoC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DCR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55" office:value-type="string" calcext:value-type="string">
            <text:p>PYTHIA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55" office:value-type="string" calcext:value-type="string">
            <text:p>Rêve</text:p>
          </table:table-cell>
          <table:table-cell table:style-name="ce48" office:value-type="string" calcext:value-type="string">
            <text:p>link para download offline</text:p>
          </table:table-cell>
          <table:table-cell table:style-name="ce56" table:number-columns-repeated="1017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55" office:value-type="string" calcext:value-type="string">
            <text:p>GRT</text:p>
          </table:table-cell>
          <table:table-cell table:style-name="ce48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6:10:47.104239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8-06-06T16:24:15.538222703</dc:date>
    <meta:editing-duration>P9DT14H16M30S</meta:editing-duration>
    <meta:editing-cycles>997</meta:editing-cycles>
    <meta:generator>LibreOffice/6.0.4.2$Linux_X86_64 LibreOffice_project/00m0$Build-2</meta:generator>
    <meta:document-statistic meta:table-count="5" meta:cell-count="1054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16cm" svg:height="9cm" xlink:href=".." xlink:type="simple" chart:class="chart:line" chart:style-name="ch1">
        <chart:legend chart:legend-position="end" svg:x="22.028cm" svg:y="3.703cm" style:legend-expansion="high" chart:style-name="ch2"/>
        <chart:plot-area chart:style-name="ch3" table:cell-range-address="Results.A2:Results.A26 Results.D1:Results.F26" chart:data-source-has-labels="both" svg:x="0.492cm" svg:y="0.18cm" svg:width="21.044cm" svg:height="8.64cm">
          <chartooo:coordinate-region svg:x="1.113cm" svg:y="0.379cm" svg:width="20.051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D2:Results.D26" chart:label-cell-address="Results.D1:Results.D1" chart:class="chart:line">
            <chart:data-point chart:repeated="25"/>
          </chart:series>
          <chart:series chart:style-name="ch7" chart:values-cell-range-address="Results.E2:Results.E26" chart:label-cell-address="Results.E1:Results.E1" chart:class="chart:line">
            <chart:data-point chart:repeated="25"/>
          </chart:series>
          <chart:series chart:style-name="ch8" chart:values-cell-range-address="Results.F2:Results.F26" chart:label-cell-address="Results.F1:Results.F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  <table:table-cell office:value-type="string">
                <text:p>Filtro</text:p>
                <draw:g>
                  <svg:desc>Results.E1:Results.E1</svg:desc>
                </draw:g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  <table:table-cell office:value-type="float" office:value="NaN">
                <text:p>NaN</text:p>
                <draw:g>
                  <svg:desc>Results.E2:Results.E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9cm" svg:height="9cm" xlink:href=".." xlink:type="simple" chart:class="chart:line" chart:style-name="ch1">
        <chart:legend chart:legend-position="end" svg:x="22.001cm" svg:y="3.703cm" style:legend-expansion="high" chart:style-name="ch2"/>
        <chart:plot-area chart:style-name="ch3" table:cell-range-address="Results.A2:Results.A26 Results.M1:Results.O26" chart:data-source-has-labels="both" svg:x="0.491cm" svg:y="0.18cm" svg:width="21.019cm" svg:height="8.64cm">
          <chartooo:coordinate-region svg:x="1.112cm" svg:y="0.379cm" svg:width="19.84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M2:Results.M26" chart:label-cell-address="Results.M1:Results.M1" chart:class="chart:line">
            <chart:data-point chart:repeated="25"/>
          </chart:series>
          <chart:series chart:style-name="ch7" chart:values-cell-range-address="Results.N2:Results.N26" chart:label-cell-address="Results.N1:Results.N1" chart:class="chart:line">
            <chart:data-point chart:repeated="25"/>
          </chart:series>
          <chart:series chart:style-name="ch8" chart:values-cell-range-address="Results.O2:Results.O26" chart:label-cell-address="Results.O1:Results.O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  <table:table-cell office:value-type="string">
                <text:p>Filtro</text:p>
                <draw:g>
                  <svg:desc>Results.N1:Results.N1</svg:desc>
                </draw:g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  <table:table-cell office:value-type="float" office:value="0">
                <text:p>0</text:p>
                <draw:g>
                  <svg:desc>Results.N2:Results.N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91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64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5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09">
                <text:p>109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08">
                <text:p>108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3">
                <text:p>133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3cm" chart:style-name="ch2">
          <text:p>Taxa de softwares disponíveis por ano</text:p>
        </chart:title>
        <chart:subtitle svg:x="9.149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45cm" svg:width="21.61cm" svg:height="6.374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9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291cm" svg:width="21.959cm" svg:height="6.851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column-mapping="1 0" chart:style-name="ch1">
        <chart:title svg:x="11.517cm" svg:y="0.316cm" chart:style-name="ch2">
          <text:p>SCAM</text:p>
        </chart:title>
        <chart:legend chart:legend-position="end" svg:x="22.472cm" svg:y="3.952cm" style:legend-expansion="high" chart:style-name="ch3"/>
        <chart:plot-area chart:style-name="ch4" table:cell-range-address="Results.A2:Results.A26 Results.F1:Results.F26 Results.D1:Results.D26" chart:data-source-has-labels="both" svg:x="0.489cm" svg:y="1.275cm" svg:width="21.494cm" svg:height="7.545cm">
          <chartooo:coordinate-region svg:x="1.11cm" svg:y="1.475cm" svg:width="20.873cm" svg:height="6.69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F1:Results.F1</svg:desc>
                </draw:g>
              </table:table-cell>
              <table:table-cell office:value-type="string">
                <text:p>Busca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legend chart:legend-position="end" svg:x="22.535cm" svg:y="3.998cm" style:legend-expansion="high" chart:style-name="ch2"/>
        <chart:plot-area chart:style-name="ch3" table:cell-range-address="Results.A2:Results.A26 Results.O1:Results.O26" chart:data-source-has-labels="both" svg:x="0.489cm" svg:y="0.846cm" svg:width="21.448cm" svg:height="7.734cm">
          <chartooo:coordinate-region svg:x="1.11cm" svg:y="1.045cm" svg:width="20.827cm" svg:height="6.888cm"/>
          <chart:axis chart:dimension="x" chart:name="primary-x" chart:style-name="ch4" chartooo:axis-type="auto">
            <chartooo:date-scale/>
            <chart:title svg:x="10.867cm" svg:y="8.335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cm" svg:y="6.106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O2:Results.O26" chart:label-cell-address="Results.O1:Results.O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6cm" chart:style-name="ch2">
          <text:p>ASE</text:p>
        </chart:title>
        <chart:legend chart:legend-position="end" svg:x="22.527cm" svg:y="3.952cm" style:legend-expansion="high" chart:style-name="ch3"/>
        <chart:plot-area chart:style-name="ch4" table:cell-range-address="Results.A2:Results.A26 Results.K1:Results.K26 Results.I1:Results.I26" chart:data-source-has-labels="both" svg:x="0.49cm" svg:y="1.275cm" svg:width="21.547cm" svg:height="7.545cm">
          <chartooo:coordinate-region svg:x="1.297cm" svg:y="1.474cm" svg:width="20.74cm" svg:height="6.699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71cm" svg:y="0.158cm" chart:style-name="ch2">
          <text:p>ASE e SCAM</text:p>
        </chart:title>
        <chart:legend chart:legend-position="end" svg:x="22.535cm" svg:y="3.996cm" style:legend-expansion="high" chart:style-name="ch3"/>
        <chart:plot-area chart:style-name="ch4" table:cell-range-address="Results.A2:Results.A26 Results.O1:Results.O26 Results.M1:Results.M26" chart:data-source-has-labels="both" svg:x="0.303cm" svg:y="0.846cm" svg:width="21.634cm" svg:height="7.734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ção</text:p>
                <draw:g>
                  <svg:desc>Results.O1:Results.O1</svg:desc>
                </draw:g>
              </table:table-cell>
              <table:table-cell office:value-type="string">
                <text:p>Busca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gap-width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9cm" svg:height="9.034cm" xlink:href=".." xlink:type="simple" chart:class="chart:bar" chart:style-name="ch1">
        <chart:legend chart:legend-position="end" svg:x="22.829cm" svg:y="3.574cm" style:legend-expansion="high" chart:style-name="ch2"/>
        <chart:plot-area chart:style-name="ch3" table:cell-range-address="Results.A2:Results.A26 Results.H1:Results.H1 Results.I2:Results.I26 Results.C1:Results.C1 Results.D2:Results.D26" chart:data-source-has-labels="both" svg:x="1.502cm" svg:y="0.18cm" svg:width="20.836cm" svg:height="7.693cm">
          <chartooo:coordinate-region svg:x="2.309cm" svg:y="0.379cm" svg:width="20.029cm" svg:height="6.847cm"/>
          <chart:axis chart:dimension="x" chart:name="primary-x" chart:style-name="ch4" chartooo:axis-type="auto">
            <chartooo:date-scale/>
            <chart:title svg:x="11.521cm" svg:y="7.86cm" chart:style-name="ch5">
              <text:p>Ano</text:p>
            </chart:title>
            <chart:categories table:cell-range-address="Results.A2:Results.A26"/>
          </chart:axis>
          <chart:axis chart:dimension="y" chart:name="primary-y" chart:style-name="ch6">
            <chart:title svg:x="0.451cm" svg:y="5.419cm" chart:style-name="ch7">
              <text:p>Número de artigos</text:p>
            </chart:title>
            <chart:grid chart:style-name="ch8" chart:class="major"/>
          </chart:axis>
          <chart:series chart:style-name="ch9" chart:values-cell-range-address="Results.I2:Results.I26" chart:label-cell-address="Results.H1:Results.H1" chart:class="chart:bar">
            <chart:data-point chart:repeated="25"/>
          </chart:series>
          <chart:series chart:style-name="ch10" chart:values-cell-range-address="Results.D2:Results.D26" chart:label-cell-address="Results.C1:Results.C1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E</text:p>
                <draw:g>
                  <svg:desc>Results.H1:Results.H1</svg:desc>
                </draw:g>
              </table:table-cell>
              <table:table-cell office:value-type="string">
                <text:p>SCAM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cm" xlink:href=".." xlink:type="simple" chart:class="chart:line" chart:style-name="ch1">
        <chart:legend chart:legend-position="end" svg:x="22.083cm" svg:y="3.703cm" style:legend-expansion="high" chart:style-name="ch2"/>
        <chart:plot-area chart:style-name="ch3" table:cell-range-address="Results.A2:Results.A26 Results.I1:Results.K26" chart:data-source-has-labels="both" svg:x="0.493cm" svg:y="0.18cm" svg:width="21.097cm" svg:height="8.64cm">
          <chartooo:coordinate-region svg:x="1.114cm" svg:y="0.379cm" svg:width="19.918cm" svg:height="7.794cm"/>
          <chart:axis chart:dimension="x" chart:name="primary-x" chart:style-name="ch4" chartooo:axis-type="auto">
            <chartooo:date-scale/>
            <chart:categories table:cell-range-address="Results.A2:Results.A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.I2:Results.I26" chart:label-cell-address="Results.I1:Results.I1" chart:class="chart:line">
            <chart:data-point chart:repeated="25"/>
          </chart:series>
          <chart:series chart:style-name="ch7" chart:values-cell-range-address="Results.J2:Results.J26" chart:label-cell-address="Results.J1:Results.J1" chart:class="chart:line">
            <chart:data-point chart:repeated="25"/>
          </chart:series>
          <chart:series chart:style-name="ch8" chart:values-cell-range-address="Results.K2:Results.K26" chart:label-cell-address="Results.K1:Results.K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ca</text:p>
                <draw:g>
                  <svg:desc>Results.I1:Results.I1</svg:desc>
                </draw:g>
              </table:table-cell>
              <table:table-cell office:value-type="string">
                <text:p>Filtro</text:p>
                <draw:g>
                  <svg:desc>Results.J1:Results.J1</svg:desc>
                </draw:g>
              </table:table-cell>
              <table:table-cell office:value-type="string">
                <text:p>Seleção</text:p>
                <draw:g>
                  <svg:desc>Results.K1:Results.K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  <table:table-cell office:value-type="float" office:value="0">
                <text:p>0</text:p>
                <draw:g>
                  <svg:desc>Results.J2:Results.J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